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Preformatted_20_Text">
      <style:text-properties officeooo:paragraph-rsid="0072476e"/>
    </style:style>
    <style:style style:name="P2" style:family="paragraph" style:parent-style-name="Standard">
      <style:text-properties officeooo:rsid="0072476e" officeooo:paragraph-rsid="0072476e"/>
    </style:style>
    <style:style style:name="P3" style:family="paragraph" style:parent-style-name="Table_20_Contents">
      <style:text-properties officeooo:rsid="000e4ca9" officeooo:paragraph-rsid="000e4ca9"/>
    </style:style>
    <style:style style:name="P4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8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9" style:family="paragraph" style:parent-style-name="Table_20_Contents">
      <style:text-properties officeooo:rsid="007561fd" officeooo:paragraph-rsid="007561fd"/>
    </style:style>
    <style:style style:name="P10" style:family="paragraph" style:parent-style-name="Text_20_body">
      <style:text-properties officeooo:rsid="000e4ca9" officeooo:paragraph-rsid="000e4ca9"/>
    </style:style>
    <style:style style:name="P11" style:family="paragraph" style:parent-style-name="Text_20_body">
      <style:text-properties officeooo:rsid="000fb3c7" officeooo:paragraph-rsid="000fb3c7"/>
    </style:style>
    <style:style style:name="P12" style:family="paragraph" style:parent-style-name="Preformatted_20_Text">
      <style:text-properties officeooo:rsid="000e4ca9" officeooo:paragraph-rsid="000e4ca9"/>
    </style:style>
    <style:style style:name="P13" style:family="paragraph" style:parent-style-name="Heading_20_1">
      <style:text-properties officeooo:rsid="000e4ca9" officeooo:paragraph-rsid="000e4ca9"/>
    </style:style>
    <style:style style:name="P14" style:family="paragraph" style:parent-style-name="Heading_20_2">
      <style:text-properties officeooo:rsid="000e4ca9" officeooo:paragraph-rsid="000e4ca9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rsid="0072476e" officeooo:paragraph-rsid="0072476e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officeooo:rsid="0073f535"/>
    </style:style>
    <style:style style:name="T7" style:family="text">
      <style:text-properties officeooo:rsid="0075034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13" text:outline-level="1">Introduction</text:h>
      <text:p text:style-name="P10">This blurb is about using QDL’s HTTP module. This modu<text:span text:style-name="T7">l</text:span>e allows you to do basic operations to a website <text:span text:style-name="T7">using the HTTP protocol</text:span>.</text:p>
      <text:h text:style-name="P14" text:outline-level="2">Loading the module</text:h>
      <text:p text:style-name="P10">This is a Java module and is <text:span text:style-name="T7">included in the standard distribution, but is not loaded, so to use it </text:span>load <text:span text:style-name="T7">it</text:span> <text:span text:style-name="T7">by issuing</text:span> </text:p>
      <text:p text:style-name="Preformatted_20_Text"><text:s text:c="2"/>q := module_load('edu.uiuc.ncsa.qdl.extensions.http.QDLHTTPLoader','java')<text:line-break/> module_import(q)</text:p>
      <text:p text:style-name="P12">http</text:p>
      <text:p text:style-name="Text_20_body"/>
      <text:h text:style-name="Heading_20_2" text:outline-level="2">Supported functions</text:h>
      <table:table table:name="Table1" table:style-name="Table1">
        <table:table-column table:style-name="Table1.A" table:number-columns-repeated="2"/>
        <table:table-column table:style-name="Table1.C"/>
        <table:table-row table:style-name="TableLine94369535922896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>Comment</text:p>
          </table:table-cell>
        </table:table-row>
        <table:table-row table:style-name="TableLine94369536038880">
          <table:table-cell table:style-name="Table1.A1" office:value-type="string">
            <text:p text:style-name="P6">close()</text:p>
          </table:table-cell>
          <table:table-cell table:style-name="Table1.A1" office:value-type="string">
            <text:p text:style-name="P3">close the connection</text:p>
          </table:table-cell>
          <table:table-cell table:style-name="Table1.A1" office:value-type="string">
            <text:p text:style-name="P3">All requests will fail until open() is called</text:p>
          </table:table-cell>
        </table:table-row>
        <table:table-row table:style-name="TableLine94369536039136">
          <table:table-cell table:style-name="Table1.A1" office:value-type="string">
            <text:p text:style-name="P7">get()</text:p>
          </table:table-cell>
          <table:table-cell table:style-name="Table1.A1" office:value-type="string">
            <text:p text:style-name="P3">get with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69536039728">
          <table:table-cell table:style-name="Table1.A1" office:value-type="string">
            <text:p text:style-name="P7">get(<text:span text:style-name="T1">parameters.</text:span>)</text:p>
          </table:table-cell>
          <table:table-cell table:style-name="Table1.A1" office:value-type="string">
            <text:p text:style-name="P3">get with the current host and attach the parameters</text:p>
          </table:table-cell>
          <table:table-cell table:style-name="Table1.A1" office:value-type="string">
            <text:p text:style-name="P3">parameters. is a stem</text:p>
          </table:table-cell>
        </table:table-row>
        <table:table-row table:style-name="TableLine94369536040576">
          <table:table-cell table:style-name="Table1.A1" office:value-type="string">
            <text:p text:style-name="P7">get(<text:span text:style-name="T1">uri_path, parameters.</text:span>)</text:p>
          </table:table-cell>
          <table:table-cell table:style-name="Table1.A1" office:value-type="string">
            <text:p text:style-name="P3">get appending the path_uri to the current host, with the current paramet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69536041376">
          <table:table-cell table:style-name="Table1.A1" office:value-type="string">
            <text:p text:style-name="P7">headers<text:span text:style-name="T1">()</text:span></text:p>
          </table:table-cell>
          <table:table-cell table:style-name="Table1.A1" office:value-type="string">
            <text:p text:style-name="P3">list the current default head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69536042128">
          <table:table-cell table:style-name="Table1.A1" office:value-type="string">
            <text:p text:style-name="P4">header(arg.)</text:p>
          </table:table-cell>
          <table:table-cell table:style-name="Table1.A1" office:value-type="string">
            <text:p text:style-name="P3">set the default head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69536042928">
          <table:table-cell table:style-name="Table1.A1" office:value-type="string">
            <text:p text:style-name="P4">host()</text:p>
          </table:table-cell>
          <table:table-cell table:style-name="Table1.A1" office:value-type="string">
            <text:p text:style-name="P3">get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69536043728">
          <table:table-cell table:style-name="Table1.A1" office:value-type="string">
            <text:p text:style-name="P4">host(host_name)</text:p>
          </table:table-cell>
          <table:table-cell table:style-name="Table1.A1" office:value-type="string">
            <text:p text:style-name="P3">set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69536044528">
          <table:table-cell table:style-name="Table1.A1" office:value-type="string">
            <text:p text:style-name="P4">is_open()</text:p>
          </table:table-cell>
          <table:table-cell table:style-name="Table1.A1" office:value-type="string">
            <text:p text:style-name="P3">is the connection open?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69536045328">
          <table:table-cell table:style-name="Table1.A1" office:value-type="string">
            <text:p text:style-name="P4">open()</text:p>
          </table:table-cell>
          <table:table-cell table:style-name="Table1.A1" office:value-type="string">
            <text:p text:style-name="P3">open a new connectio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69536046128">
          <table:table-cell table:style-name="Table1.A1" office:value-type="string">
            <text:p text:style-name="P8">open(insecure)</text:p>
          </table:table-cell>
          <table:table-cell table:style-name="Table1.A1" office:value-type="string">
            <text:p text:style-name="P9">open a new, insecure connection</text:p>
          </table:table-cell>
          <table:table-cell table:style-name="Table1.A1" office:value-type="string">
            <text:p text:style-name="P9">insecure is a boolean, which if <text:span text:style-name="T8">true </text:span><text:span text:style-name="T9">will turn off security for SSL. Default is </text:span><text:span text:style-name="T8">false</text:span><text:span text:style-name="T9">.</text:span></text:p>
          </table:table-cell>
        </table:table-row>
      </table:table>
      <text:p text:style-name="Text_20_body"/>
      <text:p text:style-name="P11">Get returns a stem with entries for status, content and any returned headers.</text:p>
      <text:h text:style-name="Heading_20_2" text:outline-level="2">Typical examples</text:h>
      <text:p text:style-name="P10">Assuming you have loaded the above, open up a connection and get </text:p>
      <text:p text:style-name="P10"/>
      <text:p text:style-name="P1"><text:soft-page-break/><text:s text:c="4"/>q := module_load('edu.uiuc.ncsa.qdl.extensions.http.QDLHTTPLoader','java') ;<text:line-break/> <text:s text:c="3"/>module_import(q) ;</text:p>
      <text:p text:style-name="P1"><text:span text:style-name="T2">http</text:span><text:line-break/> <text:s text:c="3"/>http#host('https://didact-patto.dev.umccr.org/api/visa') ;<text:line-break/> <text:s text:c="3"/>http#open();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Text_20_body"/>
      <text:p text:style-name="P2">So we see the various components of the response, z.:</text:p>
      <text:p text:style-name="P2"/>
      <text:list xml:id="list522770186" text:style-name="L1">
        <text:list-item>
          <text:p text:style-name="P16"><text:span text:style-name="T3">headers.</text:span> - A stem of the headers, where the key is the name of the header and the value is its value <text:span text:style-name="T6">(as a string, so </text:span><text:span text:style-name="T5">Content-Length</text:span><text:span text:style-name="T6"> is not a number).</text:span></text:p>
        </text:list-item>
        <text:list-item>
          <text:p text:style-name="P15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</text:span></text:p>
        </text:list-item>
        <text:list-item>
          <text:p text:style-name="P15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6">status code</text:span></text:a><text:span text:style-name="T6"> and the message from the server. Anything other than something in the 200 range is an error.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1-10-06T07:40:14.180085948</dc:date>
    <meta:editing-duration>PT28M22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2" meta:paragraph-count="69" meta:word-count="352" meta:character-count="2604" meta:non-whitespace-character-count="2246"/>
  </office:meta>
</office:document-meta>
</file>